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re is an example open document</text:p>
      <text:p text:style-name="P1"/>
      <text:p text:style-name="P1">Phone: +420 7282 77 227</text:p>
      <text:p text:style-name="P1">email: jim.fuller@webcomposite.com</text:p>
      <text:p text:style-name="P1"/>
      <text:p text:style-name="P1">Here is an example open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11</meta:generator>
  </office:meta>
</office:document-meta>
</file>